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pitch="fixed"/>
    <style:font-face style:name="Liberation Mono" svg:font-family="'Liberation Mono'" style:font-adornments="Regular" style:font-pitch="fixed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2896in" style:rel-column-width="32209*"/>
    </style:style>
    <style:style style:name="Table1.B" style:family="table-column">
      <style:table-column-properties style:column-width="0.691in" style:rel-column-width="6765*"/>
    </style:style>
    <style:style style:name="Table1.C" style:family="table-column">
      <style:table-column-properties style:column-width="1.2063in" style:rel-column-width="11810*"/>
    </style:style>
    <style:style style:name="Table1.D" style:family="table-column">
      <style:table-column-properties style:column-width="1.5063in" style:rel-column-width="14751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background-color="#cccccc" fo:padding="0.0382in" fo:border-left="0.05pt solid #000000" fo:border-right="none" fo:border-top="2pt solid #000000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#cccccc" fo:padding="0.0382in" fo:border-left="0.05pt solid #000000" fo:border-right="0.05pt solid #000000" fo:border-top="2pt solid #000000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4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2896in" style:rel-column-width="32209*"/>
    </style:style>
    <style:style style:name="Table2.B" style:family="table-column">
      <style:table-column-properties style:column-width="0.691in" style:rel-column-width="6765*"/>
    </style:style>
    <style:style style:name="Table2.C" style:family="table-column">
      <style:table-column-properties style:column-width="1.2063in" style:rel-column-width="11810*"/>
    </style:style>
    <style:style style:name="Table2.D" style:family="table-column">
      <style:table-column-properties style:column-width="1.5063in" style:rel-column-width="14751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background-color="#cccccc" fo:padding="0.0382in" fo:border-left="0.05pt solid #000000" fo:border-right="none" fo:border-top="2pt solid #000000" fo:border-bottom="0.05pt solid #000000">
        <style:background-image/>
      </style:table-cell-properties>
    </style:style>
    <style:style style:name="Table2.D2" style:family="table-cell">
      <style:table-cell-properties style:vertical-align="middle" fo:background-color="#cccccc" fo:padding="0.0382in" fo:border-left="0.05pt solid #000000" fo:border-right="0.05pt solid #000000" fo:border-top="2pt solid #000000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D4" style:family="table-cell">
      <style:table-cell-properties style:vertical-align="middle"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5" style:family="table-cell">
      <style:table-cell-properties style:vertical-align="middle" fo:background-color="#ffffff" fo:padding="0.0382in" fo:border-left="0.05pt solid #000000" fo:border-right="none" fo:border-top="2pt solid #000000" fo:border-bottom="0.05pt solid #000000">
        <style:background-image/>
      </style:table-cell-properties>
    </style:style>
    <style:style style:name="Table2.D5" style:family="table-cell">
      <style:table-cell-properties style:vertical-align="middle" fo:background-color="#ffffff" fo:padding="0.0382in" fo:border-left="0.05pt solid #000000" fo:border-right="0.05pt solid #000000" fo:border-top="2pt solid #000000" fo:border-bottom="0.05pt solid #000000">
        <style:background-image/>
      </style:table-cell-properties>
    </style:style>
    <style:style style:name="Table2.A7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2.D7" style:family="table-cell">
      <style:table-cell-properties style:vertical-align="middle"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17647f"/>
    </style:style>
    <style:style style:name="P3" style:family="paragraph" style:parent-style-name="Text_20_body">
      <style:text-properties officeooo:paragraph-rsid="006e2b25"/>
    </style:style>
    <style:style style:name="P4" style:family="paragraph" style:parent-style-name="Text_20_body">
      <style:text-properties officeooo:rsid="008aca5f" officeooo:paragraph-rsid="008aca5f"/>
    </style:style>
    <style:style style:name="P5" style:family="paragraph" style:parent-style-name="Text_20_body">
      <style:text-properties style:font-name="Roboto Slab" officeooo:rsid="0003f0fd" officeooo:paragraph-rsid="0003f0fd"/>
    </style:style>
    <style:style style:name="P6" style:family="paragraph" style:parent-style-name="Text_20_body">
      <style:paragraph-properties fo:text-align="center" style:justify-single-word="false"/>
      <style:text-properties style:font-name="Roboto Slab" officeooo:rsid="00a1b071" officeooo:paragraph-rsid="00a1b071"/>
    </style:style>
    <style:style style:name="P7" style:family="paragraph" style:parent-style-name="Text_20_body">
      <style:text-properties officeooo:paragraph-rsid="009dd204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officeooo:rsid="00918a0b" officeooo:paragraph-rsid="00918a0b"/>
    </style:style>
    <style:style style:name="P9" style:family="paragraph" style:parent-style-name="Text_20_body">
      <style:paragraph-properties fo:margin-top="0in" fo:margin-bottom="0in" loext:contextual-spacing="false"/>
      <style:text-properties officeooo:rsid="00918a0b" officeooo:paragraph-rsid="00918a0b"/>
    </style:style>
    <style:style style:name="P10" style:family="paragraph" style:parent-style-name="List_20_1">
      <style:text-properties officeooo:rsid="0059ce4e" officeooo:paragraph-rsid="00644de9"/>
    </style:style>
    <style:style style:name="P11" style:family="paragraph" style:parent-style-name="Standard">
      <style:text-properties officeooo:paragraph-rsid="001a411c"/>
    </style:style>
    <style:style style:name="P12" style:family="paragraph" style:parent-style-name="Title">
      <style:text-properties style:font-name="Roboto Slab"/>
    </style:style>
    <style:style style:name="P13" style:family="paragraph" style:parent-style-name="Subtitle">
      <style:text-properties style:font-name="Roboto Slab"/>
    </style:style>
    <style:style style:name="P14" style:family="paragraph" style:parent-style-name="Table_20_Contents">
      <style:paragraph-properties fo:text-align="center" style:justify-single-word="false"/>
      <style:text-properties style:font-name="Liberation Mono1"/>
    </style:style>
    <style:style style:name="P15" style:family="paragraph" style:parent-style-name="Table_20_Contents">
      <style:paragraph-properties fo:text-align="center" style:justify-single-word="false"/>
      <style:text-properties style:font-name="Liberation Mono1" officeooo:paragraph-rsid="001a411c"/>
    </style:style>
    <style:style style:name="P16" style:family="paragraph" style:parent-style-name="Table_20_Contents">
      <style:paragraph-properties fo:text-align="center" style:justify-single-word="false"/>
      <style:text-properties style:font-name="Liberation Mono1" officeooo:rsid="0004f887" officeooo:paragraph-rsid="0004f887"/>
    </style:style>
    <style:style style:name="P17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Liberation Mono1" officeooo:rsid="0004f887" officeooo:paragraph-rsid="0004f887"/>
    </style:style>
    <style:style style:name="P18" style:family="paragraph" style:parent-style-name="Table_20_Contents">
      <style:paragraph-properties fo:text-align="center" style:justify-single-word="false"/>
      <style:text-properties style:font-name="Liberation Mono1" officeooo:rsid="0004f887" officeooo:paragraph-rsid="001a411c"/>
    </style:style>
    <style:style style:name="P19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Liberation Mono1" officeooo:rsid="0004f887" officeooo:paragraph-rsid="001a411c"/>
    </style:style>
    <style:style style:name="P20" style:family="paragraph" style:parent-style-name="Table_20_Contents">
      <style:paragraph-properties fo:text-align="start" style:justify-single-word="false"/>
      <style:text-properties style:font-name="Liberation Mono1" officeooo:rsid="0004f887" officeooo:paragraph-rsid="0004f887"/>
    </style:style>
    <style:style style:name="P21" style:family="paragraph" style:parent-style-name="Table_20_Contents">
      <style:paragraph-properties fo:text-align="start" style:justify-single-word="false"/>
      <style:text-properties style:font-name="Liberation Mono1" officeooo:rsid="0004f887" officeooo:paragraph-rsid="001a411c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1" fo:font-style="italic" officeooo:rsid="000431c6" officeooo:paragraph-rsid="000431c6" style:font-style-asian="italic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1" fo:font-style="italic" officeooo:rsid="000431c6" officeooo:paragraph-rsid="001a411c" style:font-style-asian="italic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font-name="Liberation Mono1" officeooo:rsid="0024b202" officeooo:paragraph-rsid="0024b202"/>
    </style:style>
    <style:style style:name="P25" style:family="paragraph" style:parent-style-name="Table_20_Contents">
      <style:paragraph-properties fo:text-align="start" style:justify-single-word="false"/>
      <style:text-properties style:font-name="Liberation Mono1" officeooo:rsid="0024b202" officeooo:paragraph-rsid="00256a72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1" officeooo:rsid="00273aca" officeooo:paragraph-rsid="00273aca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1" officeooo:rsid="0031e9c3" officeooo:paragraph-rsid="0031e9c3"/>
    </style:style>
    <style:style style:name="P28" style:family="paragraph" style:parent-style-name="Table_20_Contents">
      <style:paragraph-properties fo:text-align="center" style:justify-single-word="false"/>
      <style:text-properties style:font-name="Liberation Mono1" officeooo:rsid="0032b877" officeooo:paragraph-rsid="0032b877"/>
    </style:style>
    <style:style style:name="P29" style:family="paragraph" style:parent-style-name="Table_20_Contents">
      <style:paragraph-properties fo:text-align="center" style:justify-single-word="false"/>
      <style:text-properties style:font-name="Liberation Mono1" officeooo:rsid="00359442" officeooo:paragraph-rsid="00359442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1" officeooo:rsid="003916dc" officeooo:paragraph-rsid="003916dc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1" officeooo:rsid="003aeda6" officeooo:paragraph-rsid="003aeda6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1" officeooo:rsid="003b8359" officeooo:paragraph-rsid="003b8359"/>
    </style:style>
    <style:style style:name="P33" style:family="paragraph" style:parent-style-name="Table_20_Contents">
      <style:paragraph-properties fo:text-align="center" style:justify-single-word="false"/>
      <style:text-properties style:font-name="Liberation Mono1" officeooo:rsid="004389f7" officeooo:paragraph-rsid="004389f7"/>
    </style:style>
    <style:style style:name="P34" style:family="paragraph" style:parent-style-name="Table_20_Contents">
      <style:paragraph-properties fo:text-align="center" style:justify-single-word="false"/>
      <style:text-properties style:font-name="Liberation Mono1" officeooo:rsid="0044f91d" officeooo:paragraph-rsid="0044f91d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1" officeooo:rsid="0046d114" officeooo:paragraph-rsid="0046d114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1" officeooo:rsid="004834c8" officeooo:paragraph-rsid="004834c8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1" officeooo:rsid="0048457c" officeooo:paragraph-rsid="0048457c"/>
    </style:style>
    <style:style style:name="P38" style:family="paragraph" style:parent-style-name="Table_20_Contents">
      <style:paragraph-properties fo:text-align="center" style:justify-single-word="false"/>
      <style:text-properties style:font-name="Liberation Mono1" officeooo:rsid="0049ceb5" officeooo:paragraph-rsid="0049ceb5"/>
    </style:style>
    <style:style style:name="P39" style:family="paragraph" style:parent-style-name="Table_20_Contents">
      <style:paragraph-properties fo:text-align="center" style:justify-single-word="false"/>
      <style:text-properties style:font-name="Liberation Mono1" officeooo:rsid="004a0449" officeooo:paragraph-rsid="004a0449"/>
    </style:style>
    <style:style style:name="P40" style:family="paragraph" style:parent-style-name="Table_20_Contents">
      <style:paragraph-properties fo:text-align="center" style:justify-single-word="false"/>
      <style:text-properties style:font-name="Liberation Mono1" officeooo:rsid="004b8eef" officeooo:paragraph-rsid="004b8eef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fo:font-weight="bold" officeooo:rsid="005107d2" officeooo:paragraph-rsid="00544b41" style:font-weight-asian="bold" style:font-weight-complex="bold"/>
    </style:style>
    <style:style style:name="P42" style:family="paragraph" style:parent-style-name="Heading_20_3">
      <style:text-properties officeooo:rsid="008a9336" officeooo:paragraph-rsid="008a9336"/>
    </style:style>
    <style:style style:name="P43" style:family="paragraph" style:parent-style-name="Heading_20_3">
      <style:text-properties officeooo:rsid="008ecb6f" officeooo:paragraph-rsid="008ecb6f"/>
    </style:style>
    <style:style style:name="P44" style:family="paragraph" style:parent-style-name="Heading_20_3">
      <style:paragraph-properties fo:break-before="page"/>
      <style:text-properties officeooo:rsid="001912d6" officeooo:paragraph-rsid="001912d6"/>
    </style:style>
    <style:style style:name="P45" style:family="paragraph" style:parent-style-name="Table_20_Contents">
      <style:paragraph-properties fo:text-align="center" style:justify-single-word="false"/>
      <style:text-properties style:font-name="Liberation Mono1" officeooo:rsid="00a56b34" officeooo:paragraph-rsid="00a56b34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1" officeooo:rsid="00a6dca9" officeooo:paragraph-rsid="00a6dca9"/>
    </style:style>
    <style:style style:name="P47" style:family="paragraph" style:parent-style-name="Table_20_Contents">
      <style:paragraph-properties fo:text-align="center" style:justify-single-word="false"/>
      <style:text-properties style:font-name="Liberation Mono1" officeooo:rsid="00a77b87" officeooo:paragraph-rsid="00a77b87"/>
    </style:style>
    <style:style style:name="P48" style:family="paragraph" style:parent-style-name="Table_20_Contents">
      <style:paragraph-properties fo:text-align="center" style:justify-single-word="false"/>
      <style:text-properties style:font-name="Liberation Mono1" officeooo:rsid="00a8d163" officeooo:paragraph-rsid="00a8d163"/>
    </style:style>
    <style:style style:name="P49" style:family="paragraph" style:parent-style-name="List_20_1" style:list-style-name="L1"/>
    <style:style style:name="P50" style:family="paragraph" style:parent-style-name="List_20_1" style:list-style-name="L1">
      <style:text-properties officeooo:rsid="0059ce4e" officeooo:paragraph-rsid="0059ce4e"/>
    </style:style>
    <style:style style:name="P51" style:family="paragraph" style:parent-style-name="List_20_1" style:list-style-name="L1">
      <style:text-properties officeooo:rsid="0059ce4e" officeooo:paragraph-rsid="00644de9"/>
    </style:style>
    <style:style style:name="T1" style:family="text">
      <style:text-properties style:font-name="Roboto Slab"/>
    </style:style>
    <style:style style:name="T2" style:family="text">
      <style:text-properties style:font-name="Roboto Slab" officeooo:rsid="00572c2e"/>
    </style:style>
    <style:style style:name="T3" style:family="text">
      <style:text-properties style:font-style-asian="italic" style:font-style-complex="italic"/>
    </style:style>
    <style:style style:name="T4" style:family="text">
      <style:text-properties officeooo:rsid="00159baf" style:font-style-asian="italic" style:font-style-complex="italic"/>
    </style:style>
    <style:style style:name="T5" style:family="text">
      <style:text-properties officeooo:rsid="009fa369" style:font-style-asian="italic" style:font-style-complex="italic"/>
    </style:style>
    <style:style style:name="T6" style:family="text">
      <style:text-properties officeooo:rsid="0013aaca"/>
    </style:style>
    <style:style style:name="T7" style:family="text">
      <style:text-properties officeooo:rsid="00271e7e"/>
    </style:style>
    <style:style style:name="T8" style:family="text">
      <style:text-properties officeooo:rsid="0030ac44"/>
    </style:style>
    <style:style style:name="T9" style:family="text">
      <style:text-properties officeooo:rsid="0030cf78"/>
    </style:style>
    <style:style style:name="T10" style:family="text">
      <style:text-properties officeooo:rsid="00408def"/>
    </style:style>
    <style:style style:name="T11" style:family="text">
      <style:text-properties fo:font-weight="normal" officeooo:rsid="0052f7e4" style:font-weight-asian="normal" style:font-weight-complex="normal"/>
    </style:style>
    <style:style style:name="T12" style:family="text">
      <style:text-properties fo:font-weight="normal" officeooo:rsid="0054356c" style:font-weight-asian="normal" style:font-weight-complex="normal"/>
    </style:style>
    <style:style style:name="T13" style:family="text">
      <style:text-properties fo:font-weight="normal" officeooo:rsid="0004f887" style:font-weight-asian="normal" style:font-weight-complex="normal"/>
    </style:style>
    <style:style style:name="T14" style:family="text">
      <style:text-properties fo:font-weight="bold" officeooo:rsid="0052f7e4" style:font-weight-asian="bold" style:font-weight-complex="bold"/>
    </style:style>
    <style:style style:name="T15" style:family="text">
      <style:text-properties officeooo:rsid="0057d399"/>
    </style:style>
    <style:style style:name="T16" style:family="text">
      <style:text-properties officeooo:rsid="005b98fc"/>
    </style:style>
    <style:style style:name="T17" style:family="text">
      <style:text-properties officeooo:rsid="005cf765"/>
    </style:style>
    <style:style style:name="T18" style:family="text">
      <style:text-properties officeooo:rsid="005d5f43"/>
    </style:style>
    <style:style style:name="T19" style:family="text">
      <style:text-properties officeooo:rsid="0061b861"/>
    </style:style>
    <style:style style:name="T20" style:family="text">
      <style:text-properties officeooo:rsid="0063fb4c"/>
    </style:style>
    <style:style style:name="T21" style:family="text">
      <style:text-properties officeooo:rsid="00663360"/>
    </style:style>
    <style:style style:name="T22" style:family="text">
      <style:text-properties officeooo:rsid="006e1c81"/>
    </style:style>
    <style:style style:name="T23" style:family="text">
      <style:text-properties style:text-underline-style="solid" style:text-underline-width="auto" style:text-underline-color="font-color" officeooo:rsid="005d5f43"/>
    </style:style>
    <style:style style:name="T24" style:family="text">
      <style:text-properties style:text-underline-style="solid" style:text-underline-width="auto" style:text-underline-color="font-color" officeooo:rsid="0061b861"/>
    </style:style>
    <style:style style:name="T25" style:family="text">
      <style:text-properties style:text-underline-style="solid" style:text-underline-width="auto" style:text-underline-color="font-color" officeooo:rsid="0063fb4c"/>
    </style:style>
    <style:style style:name="T26" style:family="text">
      <style:text-properties style:text-underline-style="solid" style:text-underline-width="auto" style:text-underline-color="font-color" officeooo:rsid="00663360"/>
    </style:style>
    <style:style style:name="T27" style:family="text">
      <style:text-properties officeooo:rsid="007319fa"/>
    </style:style>
    <style:style style:name="T28" style:family="text">
      <style:text-properties officeooo:rsid="0073356e"/>
    </style:style>
    <style:style style:name="T29" style:family="text">
      <style:text-properties officeooo:rsid="007ba5dd"/>
    </style:style>
    <style:style style:name="T30" style:family="text">
      <style:text-properties officeooo:rsid="007c26d8"/>
    </style:style>
    <style:style style:name="T31" style:family="text">
      <style:text-properties officeooo:rsid="00817dbd"/>
    </style:style>
    <style:style style:name="T32" style:family="text">
      <style:text-properties officeooo:rsid="008527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Ανάκτηση Πληροφοριών και Εξόρυξη Δεδομένων</text:p>
      <text:p text:style-name="P12">1η Εργασία</text:p>
      <text:p text:style-name="P12">Ανάκτηση Κειμένων, Φράσεις και Συνώνυμα</text:p>
      <text:p text:style-name="P13">Βογιατζή Αμαλία, 56542</text:p>
      <text:p text:style-name="P13">Γκαντίδης Χρήστος, 56483</text:p>
      <text:p text:style-name="P6">GitHub Project Link: <text:a xlink:type="simple" xlink:href="https://github.com/christosg88/IR" text:style-name="Internet_20_link" text:visited-style-name="Visited_20_Internet_20_Link">https://github.com/christosg88/IR</text:a></text:p>
      <text:h text:style-name="Heading_20_3" text:outline-level="3">Μέρος Α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2">MAP</text:p>
          </table:table-cell>
          <table:table-cell table:style-name="Table1.A1" office:value-type="string">
            <text:p text:style-name="P22">R-precision</text:p>
          </table:table-cell>
          <table:table-cell table:style-name="Table1.D1" office:value-type="string">
            <text:p text:style-name="P22">Precision @ 10</text:p>
          </table:table-cell>
        </table:table-row>
        <table:table-row>
          <table:table-cell table:style-name="Table1.A2" office:value-type="string">
            <text:p text:style-name="P20">titles</text:p>
          </table:table-cell>
          <table:table-cell table:style-name="Table1.A2" office:value-type="string">
            <text:p text:style-name="P17">0.2217</text:p>
          </table:table-cell>
          <table:table-cell table:style-name="Table1.A2" office:value-type="string">
            <text:p text:style-name="P16">0.2691</text:p>
          </table:table-cell>
          <table:table-cell table:style-name="Table1.D2" office:value-type="string">
            <text:p text:style-name="P16">0.4273</text:p>
          </table:table-cell>
        </table:table-row>
        <table:table-row>
          <table:table-cell table:style-name="Table1.A3" office:value-type="string">
            <text:p text:style-name="P20">titles-desc</text:p>
          </table:table-cell>
          <table:table-cell table:style-name="Table1.B3" office:value-type="string">
            <text:p text:style-name="P16">0.2295</text:p>
          </table:table-cell>
          <table:table-cell table:style-name="Table1.C3" office:value-type="string">
            <text:p text:style-name="P16">0.2767</text:p>
          </table:table-cell>
          <table:table-cell table:style-name="Table1.D3" office:value-type="string">
            <text:p text:style-name="P16">0.4347</text:p>
          </table:table-cell>
        </table:table-row>
        <table:table-row>
          <table:table-cell table:style-name="Table1.A4" office:value-type="string">
            <text:p text:style-name="P20">titles-desc-narr</text:p>
          </table:table-cell>
          <table:table-cell table:style-name="Table1.A4" office:value-type="string">
            <text:p text:style-name="P16">0.2241</text:p>
          </table:table-cell>
          <table:table-cell table:style-name="Table1.A4" office:value-type="string">
            <text:p text:style-name="P16">0.2706</text:p>
          </table:table-cell>
          <table:table-cell table:style-name="Table1.D4" office:value-type="string">
            <text:p text:style-name="P16">0.4360</text:p>
          </table:table-cell>
        </table:table-row>
      </table:table>
      <text:p text:style-name="P5"/>
      <text:p text:style-name="Text_20_body">Βλέπουμε ότι όταν χρησιμοποιούμε το <text:span text:style-name="Definition"><text:span text:style-name="T3">title</text:span></text:span><text:span text:style-name="Definition"><text:span text:style-name="T5">s</text:span></text:span><text:span text:style-name="Definition"><text:span text:style-name="T4">-</text:span></text:span><text:span text:style-name="Definition"><text:span text:style-name="T3">desc</text:span></text:span>, το <text:span text:style-name="Definition"><text:span text:style-name="T3">MAP</text:span></text:span> είναι το μέγιστο, κάτι που δηλώνει ότι τα σχετικά topics εμφανίζονται σχετικά στην αρχή της λίστας των αποτελεσμάτων. </text:p>
      <text:p text:style-name="P2">Το <text:span text:style-name="Definition">R-precision</text:span> είναι πάλι μέγιστο άρα εμφανίζουμε και το μέγιστο αριθμό από σχετικά topics στα πρώτα k topics, όπου k ο αριθμός των σχετικών topics.</text:p>
      <text:p text:style-name="P2">Το <text:span text:style-name="Definition">Precision @ 10</text:span> είναι λίγο χειρότερο από ότι στο <text:span text:style-name="Definition">titles</text:span><text:span text:style-name="Definition"><text:span text:style-name="T6">-</text:span></text:span><text:span text:style-name="Definition">desc</text:span><text:span text:style-name="Definition"><text:span text:style-name="T6">-</text:span></text:span><text:span text:style-name="Definition">narr </text:span>αλλά δεν μας πειράζει ιδιαίτερα γιατί υποθέτουμε ότι ο χρήστης είναι διατεθειμένος να δει μερικά άσχετα topics στην πρώτη σελίδα αλλά σε αντάλλαγμα να βρει περισσότερα σχετικά topics συνολικά.</text:p>
      <text:h text:style-name="P44" text:outline-level="3">Μέρος Β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3">MAP</text:p>
          </table:table-cell>
          <table:table-cell table:style-name="Table2.A1" office:value-type="string">
            <text:p text:style-name="P23">R-precision</text:p>
          </table:table-cell>
          <table:table-cell table:style-name="Table2.D1" office:value-type="string">
            <text:p text:style-name="P23">Precision @ 10</text:p>
          </table:table-cell>
        </table:table-row>
        <table:table-row>
          <table:table-cell table:style-name="Table2.A2" office:value-type="string">
            <text:p text:style-name="P21">titles</text:p>
          </table:table-cell>
          <table:table-cell table:style-name="Table2.A2" office:value-type="string">
            <text:p text:style-name="P19">0.2217</text:p>
          </table:table-cell>
          <table:table-cell table:style-name="Table2.A2" office:value-type="string">
            <text:p text:style-name="P18">0.2691</text:p>
          </table:table-cell>
          <table:table-cell table:style-name="Table2.D2" office:value-type="string">
            <text:p text:style-name="P18">0.4273</text:p>
          </table:table-cell>
        </table:table-row>
        <table:table-row>
          <table:table-cell table:style-name="Table2.A3" office:value-type="string">
            <text:p text:style-name="P21">titles-desc</text:p>
          </table:table-cell>
          <table:table-cell table:style-name="Table2.B3" office:value-type="string">
            <text:p text:style-name="P18">0.2295</text:p>
          </table:table-cell>
          <table:table-cell table:style-name="Table2.C3" office:value-type="string">
            <text:p text:style-name="P18">0.2767</text:p>
          </table:table-cell>
          <table:table-cell table:style-name="Table2.D3" office:value-type="string">
            <text:p text:style-name="P18">0.4347</text:p>
          </table:table-cell>
        </table:table-row>
        <table:table-row>
          <table:table-cell table:style-name="Table2.A4" office:value-type="string">
            <text:p text:style-name="P21">titles-desc-narr</text:p>
          </table:table-cell>
          <table:table-cell table:style-name="Table2.A4" office:value-type="string">
            <text:p text:style-name="P18">0.2241</text:p>
          </table:table-cell>
          <table:table-cell table:style-name="Table2.A4" office:value-type="string">
            <text:p text:style-name="P18">0.2706</text:p>
          </table:table-cell>
          <table:table-cell table:style-name="Table2.D4" office:value-type="string">
            <text:p text:style-name="P18">0.4360</text:p>
          </table:table-cell>
        </table:table-row>
        <table:table-row>
          <table:table-cell table:style-name="Table2.A5" office:value-type="string">
            <text:p text:style-name="P24">titles.syn</text:p>
          </table:table-cell>
          <table:table-cell table:style-name="Table2.A5" office:value-type="string">
            <text:p text:style-name="P26">0.2143</text:p>
          </table:table-cell>
          <table:table-cell table:style-name="Table2.A5" office:value-type="string">
            <text:p text:style-name="P26">0.2627</text:p>
          </table:table-cell>
          <table:table-cell table:style-name="Table2.D5" office:value-type="string">
            <text:p text:style-name="P26">0.4080</text:p>
          </table:table-cell>
        </table:table-row>
        <table:table-row>
          <table:table-cell table:style-name="Table2.A4" office:value-type="string">
            <text:p text:style-name="P24">titles-desc.syn</text:p>
          </table:table-cell>
          <table:table-cell table:style-name="Table2.A4" office:value-type="string">
            <text:p text:style-name="P45">0.2249</text:p>
          </table:table-cell>
          <table:table-cell table:style-name="Table2.A4" office:value-type="string">
            <text:p text:style-name="P45">0.2703</text:p>
          </table:table-cell>
          <table:table-cell table:style-name="Table2.D4" office:value-type="string">
            <text:p text:style-name="P46">0.4260</text:p>
          </table:table-cell>
        </table:table-row>
        <table:table-row>
          <table:table-cell table:style-name="Table2.A7" office:value-type="string">
            <text:p text:style-name="P25">titles-desc<text:span text:style-name="T7">-narr</text:span>.syn</text:p>
          </table:table-cell>
          <table:table-cell table:style-name="Table2.A7" office:value-type="string">
            <text:p text:style-name="P47">0.2187</text:p>
          </table:table-cell>
          <table:table-cell table:style-name="Table2.A7" office:value-type="string">
            <text:p text:style-name="P47">0.2655</text:p>
          </table:table-cell>
          <table:table-cell table:style-name="Table2.D7" office:value-type="string">
            <text:p text:style-name="P48">0.4220</text:p>
          </table:table-cell>
        </table:table-row>
        <table:table-row>
          <table:table-cell table:style-name="Table2.A2" office:value-type="string">
            <text:p text:style-name="P24">titles.<text:span text:style-name="T8">lem</text:span></text:p>
          </table:table-cell>
          <table:table-cell table:style-name="Table2.A2" office:value-type="string">
            <text:p text:style-name="P27">0.1715</text:p>
          </table:table-cell>
          <table:table-cell table:style-name="Table2.A2" office:value-type="string">
            <text:p text:style-name="P27">0.2186</text:p>
          </table:table-cell>
          <table:table-cell table:style-name="Table2.D2" office:value-type="string">
            <text:p text:style-name="P27">0.3153</text:p>
          </table:table-cell>
        </table:table-row>
        <table:table-row>
          <table:table-cell table:style-name="Table2.A7" office:value-type="string">
            <text:p text:style-name="P24">titles-desc.<text:span text:style-name="T9">lem</text:span></text:p>
          </table:table-cell>
          <table:table-cell table:style-name="Table2.A7" office:value-type="string">
            <text:p text:style-name="P28">0.1499</text:p>
          </table:table-cell>
          <table:table-cell table:style-name="Table2.A7" office:value-type="string">
            <text:p text:style-name="P28">0.1998</text:p>
          </table:table-cell>
          <table:table-cell table:style-name="Table2.D7" office:value-type="string">
            <text:p text:style-name="P28">0.3007</text:p>
          </table:table-cell>
        </table:table-row>
        <table:table-row>
          <table:table-cell table:style-name="Table2.A4" office:value-type="string">
            <text:p text:style-name="P25">titles-desc<text:span text:style-name="T7">-narr</text:span>.<text:span text:style-name="T9">lem</text:span></text:p>
          </table:table-cell>
          <table:table-cell table:style-name="Table2.A4" office:value-type="string">
            <text:p text:style-name="P29">0.1180</text:p>
          </table:table-cell>
          <table:table-cell table:style-name="Table2.A4" office:value-type="string">
            <text:p text:style-name="P29">0.1709</text:p>
          </table:table-cell>
          <table:table-cell table:style-name="Table2.D4" office:value-type="string">
            <text:p text:style-name="P29">0.2600</text:p>
          </table:table-cell>
        </table:table-row>
        <table:table-row>
          <table:table-cell table:style-name="Table2.A5" office:value-type="string">
            <text:p text:style-name="P24">titles.<text:span text:style-name="T8">lem.cat</text:span></text:p>
          </table:table-cell>
          <table:table-cell table:style-name="Table2.A5" office:value-type="string">
            <text:p text:style-name="P30">0.1742</text:p>
          </table:table-cell>
          <table:table-cell table:style-name="Table2.A5" office:value-type="string">
            <text:p text:style-name="P31">0.2229</text:p>
          </table:table-cell>
          <table:table-cell table:style-name="Table2.D5" office:value-type="string">
            <text:p text:style-name="P31">0.3233</text:p>
          </table:table-cell>
        </table:table-row>
        <table:table-row>
          <table:table-cell table:style-name="Table2.A4" office:value-type="string">
            <text:p text:style-name="P24">titles-desc.<text:span text:style-name="T9">lem.cat</text:span></text:p>
          </table:table-cell>
          <table:table-cell table:style-name="Table2.A4" office:value-type="string">
            <text:p text:style-name="P31">0.1767</text:p>
          </table:table-cell>
          <table:table-cell table:style-name="Table2.A4" office:value-type="string">
            <text:p text:style-name="P31">0.2279</text:p>
          </table:table-cell>
          <table:table-cell table:style-name="Table2.D4" office:value-type="string">
            <text:p text:style-name="P31">0.3453</text:p>
          </table:table-cell>
        </table:table-row>
        <table:table-row>
          <table:table-cell table:style-name="Table2.A7" office:value-type="string">
            <text:p text:style-name="P25">titles-desc<text:span text:style-name="T7">-narr</text:span>.<text:span text:style-name="T9">lem.cat</text:span></text:p>
          </table:table-cell>
          <table:table-cell table:style-name="Table2.A7" office:value-type="string">
            <text:p text:style-name="P32">0.1550</text:p>
          </table:table-cell>
          <table:table-cell table:style-name="Table2.A7" office:value-type="string">
            <text:p text:style-name="P32">0.2100</text:p>
          </table:table-cell>
          <table:table-cell table:style-name="Table2.D7" office:value-type="string">
            <text:p text:style-name="P32">0.3313</text:p>
          </table:table-cell>
        </table:table-row>
        <table:table-row>
          <table:table-cell table:style-name="Table2.A2" office:value-type="string">
            <text:p text:style-name="P24">titles.<text:span text:style-name="T10">sim.</text:span>syn</text:p>
          </table:table-cell>
          <table:table-cell table:style-name="Table2.A2" office:value-type="string">
            <text:p text:style-name="P33">0.2050</text:p>
          </table:table-cell>
          <table:table-cell table:style-name="Table2.A2" office:value-type="string">
            <text:p text:style-name="P33">0.2475</text:p>
          </table:table-cell>
          <table:table-cell table:style-name="Table2.D2" office:value-type="string">
            <text:p text:style-name="P34">0.3785</text:p>
          </table:table-cell>
        </table:table-row>
        <table:table-row>
          <table:table-cell table:style-name="Table2.A7" office:value-type="string">
            <text:p text:style-name="P24">titles-desc.<text:span text:style-name="T10">sim.</text:span>syn</text:p>
          </table:table-cell>
          <table:table-cell table:style-name="Table2.A7" office:value-type="string">
            <text:p text:style-name="P35">0.2171</text:p>
          </table:table-cell>
          <table:table-cell table:style-name="Table2.A7" office:value-type="string">
            <text:p text:style-name="P36">0.2581</text:p>
          </table:table-cell>
          <table:table-cell table:style-name="Table2.D7" office:value-type="string">
            <text:p text:style-name="P37">0.4133</text:p>
          </table:table-cell>
        </table:table-row>
        <table:table-row>
          <table:table-cell table:style-name="Table2.A4" office:value-type="string">
            <text:p text:style-name="P25">titles-desc<text:span text:style-name="T7">-narr</text:span>.<text:span text:style-name="T10">sim.</text:span>syn</text:p>
          </table:table-cell>
          <table:table-cell table:style-name="Table2.A4" office:value-type="string">
            <text:p text:style-name="P38">0.2061</text:p>
          </table:table-cell>
          <table:table-cell table:style-name="Table2.A4" office:value-type="string">
            <text:p text:style-name="P39">0.2543</text:p>
          </table:table-cell>
          <table:table-cell table:style-name="Table2.D4" office:value-type="string">
            <text:p text:style-name="P40">0.3920</text:p>
          </table:table-cell>
        </table:table-row>
      </table:table>
      <text:p text:style-name="P11"/>
      <text:p text:style-name="P41">Legend:</text:p>
      <text:list xml:id="list927187650809499216" text:style-name="L1">
        <text:list-item>
          <text:p text:style-name="P49"><text:span text:style-name="Definition"><text:span text:style-name="T13">titles</text:span></text:span><text:span text:style-name="T11">:</text:span><text:span text:style-name="T14"> </text:span><text:span text:style-name="T11">Μόνο οι τίτλοι των topics </text:span><text:span text:style-name="T12">χρησιμοποιήθηκαν</text:span><text:span text:style-name="T11"> για το query.</text:span></text:p>
        </text:list-item>
        <text:list-item>
          <text:p text:style-name="P49"><text:span text:style-name="Definition"><text:span text:style-name="T15">t</text:span></text:span><text:span text:style-name="Definition">itles-desc</text:span><text:span text:style-name="T1">: </text:span><text:span text:style-name="T2">Χρησιμοποιήθηκαν οι τίτλοι και οι περιγραφές για το query.</text:span></text:p>
        </text:list-item>
        <text:list-item>
          <text:p text:style-name="P50"><text:span text:style-name="Definition"><text:span text:style-name="T16">t</text:span></text:span><text:span text:style-name="Definition">itles-desc-narr</text:span>: <text:span text:style-name="T17">Χρησιμοποιήθηκαν οι τίτλοι οι περιγραφές και οι αφηγήσεις για το query.</text:span></text:p>
        </text:list-item>
        <text:list-item>
          <text:p text:style-name="P50"><text:span text:style-name="Definition">.</text:span><text:span text:style-name="Definition"><text:span text:style-name="T18">syn</text:span></text:span><text:span text:style-name="T18">: Χρησιμοποιήθηκαν όλα τα συνώνυμα της κάθε λέξης, προσέχοντας την κατηγορία της λέξης (ρήμα/ουσιαστικό/επίθετο κτλ) (</text:span><text:span text:style-name="T23">synonyms</text:span><text:span text:style-name="T18">).</text:span></text:p>
        </text:list-item>
        <text:list-item>
          <text:p text:style-name="P50"><text:span text:style-name="Definition">.</text:span><text:span text:style-name="Definition"><text:span text:style-name="T19">lem</text:span></text:span><text:span text:style-name="T19">: Χρησιμοποιήθηκαν τα δύο πρώτα λήμματα της κάθε λέξης (</text:span><text:span text:style-name="T24">lemma</text:span><text:span text:style-name="T19">).</text:span></text:p>
        </text:list-item>
        <text:list-item>
          <text:p text:style-name="P51"><text:span text:style-name="Definition">.</text:span><text:span text:style-name="Definition"><text:span text:style-name="T20">lem.cat</text:span></text:span><text:span text:style-name="T20">: Χρησιμοποιήθηκαν τα δύο πρώτα λήμματα κάθε λέξης, προσέχοντας την κατηγορία της λέξης (ρήμα/ουσιαστικό/επίθετο κτλ) (</text:span><text:span text:style-name="T25">lemma category</text:span><text:span text:style-name="T20">).</text:span></text:p>
        </text:list-item>
        <text:list-item>
          <text:p text:style-name="P51"><text:span text:style-name="Definition">.</text:span><text:span text:style-name="Definition"><text:span text:style-name="T21">sim.syn</text:span></text:span><text:span text:style-name="T21">: <text:s/>Χρησιμοποιήθηκε το συνώνυμο της κάθε λέξης, που είχε την μεγαλύτερη σημασιολογική ομοιότητα με την αρχική λέξη (</text:span><text:span text:style-name="T26">similar synonyms</text:span><text:span text:style-name="T21">).</text:span></text:p>
        </text:list-item>
      </text:list>
      <text:p text:style-name="P10"/>
      <text:p text:style-name="P3"><text:soft-page-break/>Στις περιπτώσεις <text:span text:style-name="T22">που χρησιμοποιήθηκαν συνώνυμα που παρήγαγε το wordent,</text:span> τα τοποθετούμε μαζί με την αρχική λέξη μέσα σε αγκύλες, κάτι που στο Indri Query Language δηλώνει πως οι λέξεις είναι συνώνυμες.</text:p>
      <text:p text:style-name="P3"><text:span text:style-name="T27">Για να βρούμε το συνώνυμο με την μεγαλύτερη σημασιολογική ομοιότητα με την αρχική λέξη, χρησιμοποιούμε την μέθοδο </text:span><text:span text:style-name="Definition">path similarity</text:span> <text:span text:style-name="T28">του wordnet</text:span>. </text:p>
      <text:p text:style-name="P7">Στις περιπτώσεις που παίρνουμε όλα τα συνώνυμα και χρησιμοποιούμε μαζί τα <text:span text:style-name="Definition">titles</text:span><text:span text:style-name="Definition"><text:span text:style-name="T29">-</text:span></text:span><text:span text:style-name="Definition">desc </text:span>ή το <text:span text:style-name="Definition"><text:span text:style-name="T30">titles-</text:span></text:span><text:span text:style-name="Definition">desc</text:span><text:span text:style-name="Definition"><text:span text:style-name="T29">-</text:span></text:span><text:span text:style-name="Definition">narr</text:span>, οι μετρικές χαλάνε γιατί το μεγάλο πλήθος λέξεων έχει ως αποτέλεσμα να τραβάμε πολλά topics που δεν είναι σχετικά.</text:p>
      <text:p text:style-name="P7">Αντίθετα, στις περιπτώσεις που διαλέγουμε το πιο κοντινό στην αρχική λέξη συνώνυμο, το <text:span text:style-name="Definition">title</text:span><text:span text:style-name="Definition"><text:span text:style-name="T31">-</text:span></text:span><text:span text:style-name="Definition">desc </text:span>πετυχαί<text:span text:style-name="T32">νει</text:span> το καλύτερο αποτέλεσμα.</text:p>
      <text:p text:style-name="Text_20_body"/>
      <text:h text:style-name="P42" text:outline-level="3">Συμπεράσματα και Επιπλέον Βελτιώσεις</text:h>
      <text:p text:style-name="P4">Αν και η χρήση του wordnet για την εύρεση συνωνύμων δεν οδήγησε σε καλύτερες ανακτήσεις, <text:s/>μια επιπλέον βελτίωση θα μπορούσε να είναι η εύρεση συνωνύμων για λέξεις που δεν εμφανίζονται σε «μεγάλο» πλήθος topics. Η εύρεση του πλήθους των topics που χαρακτηρίζεται «μεγάλο» αποτελεί αντικείμενο έρευνας και πειραματισμού.</text:p>
      <text:h text:style-name="P43" text:outline-level="3">Αναφορές</text:h>
      <text:p text:style-name="P9">Indri</text:p>
      <text:p text:style-name="P9"><text:a xlink:type="simple" xlink:href="https://www.lemurproject.org/indri/" text:style-name="Internet_20_link" text:visited-style-name="Visited_20_Internet_20_Link"><text:span text:style-name="Internet_20_link">https://www.lemurproject.org/indri/</text:span></text:a></text:p>
      <text:p text:style-name="P9"><text:span text:style-name="Internet_20_link"/></text:p>
      <text:p text:style-name="P9">Indri Query Language </text:p>
      <text:p text:style-name="P9"><text:a xlink:type="simple" xlink:href="https://www.lemurproject.org/lemur/IndriQueryLanguage.php" text:style-name="Internet_20_link" text:visited-style-name="Visited_20_Internet_20_Link"><text:span text:style-name="Internet_20_link">https://www.lemurproject.org/lemur/IndriQueryLanguage.php</text:span></text:a></text:p>
      <text:p text:style-name="P9"><text:span text:style-name="Internet_20_link"/></text:p>
      <text:p text:style-name="P9">Wordnet </text:p>
      <text:p text:style-name="P9"><text:a xlink:type="simple" xlink:href="https://wordnet.princeton.edu/" text:style-name="Internet_20_link" text:visited-style-name="Visited_20_Internet_20_Link"><text:span text:style-name="Internet_20_link">https://wordnet.princeton.edu/</text:span></text:a></text:p>
      <text:p text:style-name="P9"><text:span text:style-name="Internet_20_link"/></text:p>
      <text:p text:style-name="P8">NLTK </text:p>
      <text:p text:style-name="P8"><text:a xlink:type="simple" xlink:href="http://www.nltk.org/howto/wordnet.html" text:style-name="Internet_20_link" text:visited-style-name="Visited_20_Internet_20_Link"><text:span text:style-name="Internet_20_link">http://www.nltk.org/howto/wordnet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1" svg:font-family="'Liberation Mono'" style:font-pitch="fixed"/>
    <style:font-face style:name="Liberation Mono" svg:font-family="'Liberation Mono'" style:font-adornments="Regular" style:font-pitch="fixed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972in" loext:contextual-spacing="false" fo:line-height="120%" fo:text-align="justify" style:justify-single-word="false" fo:text-indent="0.2in" style:auto-text-indent="false" style:page-number="auto" style:writing-mode="page"/>
      <style:text-properties style:font-name="Roboto Slab" fo:font-family="'Roboto Slab'" style:font-pitch="variable" officeooo:rsid="000c6191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.1701in" fo:margin-bottom="0.0799in" loext:contextual-spacing="true" fo:text-align="center" style:justify-single-word="false" style:writing-mode="page"/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02in" fo:margin-bottom="0.0799in" loext:contextual-spacing="true" fo:text-align="center" style:justify-single-word="false" style:writing-mode="page"/>
      <style:text-properties fo:font-size="14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.4in" loext:contextual-spacing="false" style:writing-mode="page"/>
      <style:text-properties fo:color="#6666ff"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eyword" style:family="paragraph" style:parent-style-name="Standard" style:next-style-name="Text_20_body" style:class="text">
      <style:paragraph-properties style:shadow="none" style:writing-mode="pag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799in" loext:contextual-spacing="false" fo:line-height="100%" fo:text-indent="-0.25in" style:auto-text-indent="false" style:writing-mode="pag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inition" style:family="text">
      <style:text-properties style:font-name="Liberation Mono" fo:font-family="'Liberation Mono'" style:font-style-name="Regular" style:font-pitch="fixed" fo:font-style="italic" style:font-size-asian="10.5pt" loext:shadow="none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1:38:36.791459571</meta:creation-date>
    <dc:date>2017-03-26T14:35:26.026666142</dc:date>
    <meta:editing-duration>PT1H38M15S</meta:editing-duration>
    <meta:editing-cycles>161</meta:editing-cycles>
    <meta:generator>LibreOffice/5.2.6.2$Linux_X86_64 LibreOffice_project/20$Build-2</meta:generator>
    <meta:document-statistic meta:table-count="2" meta:image-count="0" meta:object-count="0" meta:page-count="3" meta:paragraph-count="113" meta:word-count="469" meta:character-count="3418" meta:non-whitespace-character-count="3062"/>
  </office:meta>
</office:document-meta>
</file>